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PEngineServletResponse.setDateHeader( String s , lon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ServletResponse.setBuffer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sponse.addDateHeader( String s , lon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ServletResponse.JSPEngineServletResponse( HttpServletResponse servletResponse , JSPEngineServletOutputStream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EngineServletResponse.encodeRedirectURL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ServletResponse.encodeRedirectUrl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ServletResponse.encodeUrl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ServletResponse.setStatus( int i ,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ServletResponse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ServletResponse.addHeader( String s , String s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ServletResponse.flush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sponse.sendRedirec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ServletResponse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ServletResponse.addCookie( Cookie cooki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ServletResponse.encodeURL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ServletResponse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sponse.setHeader( String s , String s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ServletResponse.setLocale( java . util . Locale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ServletResponse.reset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sponse.addIntHeader( String s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ServletResponse.getOut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PEngineServletResponse.setIntHeader( String s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ServletResponse.sendError( int i ,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ServletResponse.isCommit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sponse.containsHead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ServletResponse.getWri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PEngineServletResponse.sendError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ServletResponse.setContentLength(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ServletResponse.setStatus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EngineServletResponse.getBuffer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SPEngineServletResponse.setContentType( java . lang .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